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A000001A538BF8ADEC2942341.png" manifest:media-type="image/png"/>
  <manifest:file-entry manifest:full-path="Pictures/100000000000017E0000012BB6E16232A8D3FEC9.png" manifest:media-type="image/png"/>
  <manifest:file-entry manifest:full-path="Pictures/100000000000013F000000FCDD0BFD898E57A1BE.png" manifest:media-type="image/png"/>
  <manifest:file-entry manifest:full-path="Pictures/10000000000001C4000001B455D589AA5155A3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 style:master-page-name="Standard">
      <style:paragraph-properties fo:text-align="start" style:justify-single-word="false" style:page-number="auto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gEx! <text:s text:c="3"/>Final XWord Quiz! <text:s text:c="4"/>Name___________________________</text:p>
      <text:p text:style-name="P2"/>
      <text:p text:style-name="P1"><draw:frame draw:style-name="fr1" draw:name="Picture 1" text:anchor-type="as-char" svg:width="3.3228in" svg:height="2.6252in" draw:z-index="0"><draw:image xlink:href="Pictures/100000000000013F000000FCDD0BFD898E57A1BE.png" xlink:type="simple" xlink:show="embed" xlink:actuate="onLoad" loext:mime-type="image/png"/></draw:frame><text:bookmark text:name="_GoBack"/></text:p>
      <text:p text:style-name="P2"/>
      <text:p text:style-name="P1"><draw:frame draw:style-name="fr2" draw:name="Picture 4" text:anchor-type="as-char" svg:width="4.7083in" svg:height="4.5417in" draw:z-index="1"><draw:image xlink:href="Pictures/10000000000001C4000001B455D589AA5155A36F.png" xlink:type="simple" xlink:show="embed" xlink:actuate="onLoad" loext:mime-type="image/png"/></draw:frame></text:p>
      <text:p text:style-name="P2"/>
      <text:p text:style-name="P2"><text:soft-page-break/></text:p>
      <text:p text:style-name="P1"><draw:frame draw:style-name="fr3" draw:name="Picture 2" text:anchor-type="as-char" svg:width="3.9791in" svg:height="3.1146in" draw:z-index="2"><draw:image xlink:href="Pictures/100000000000017E0000012BB6E16232A8D3FEC9.png" xlink:type="simple" xlink:show="embed" xlink:actuate="onLoad" loext:mime-type="image/png"/></draw:frame><draw:frame draw:style-name="fr3" draw:name="Picture 3" text:anchor-type="as-char" svg:width="4.2709in" svg:height="4.3854in" draw:z-index="3"><draw:image xlink:href="Pictures/100000000000019A000001A538BF8ADEC294234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clendon Mike</meta:initial-creator>
    <meta:editing-cycles>2</meta:editing-cycles>
    <meta:creation-date>2019-02-19T19:43:00</meta:creation-date>
    <dc:date>2019-02-25T07:18:10.142838417</dc:date>
    <meta:editing-duration>PT6M32S</meta:editing-duration>
    <meta:generator>LibreOffice/6.0.7.3$Linux_X86_64 LibreOffice_project/00m0$Build-3</meta:generator>
    <meta:document-statistic meta:table-count="0" meta:image-count="4" meta:object-count="0" meta:page-count="2" meta:paragraph-count="4" meta:word-count="5" meta:character-count="63" meta:non-whitespace-character-count="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